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language="en" fo:country="US"/>
    </style:style>
    <style:style style:name="P3" style:family="paragraph" style:parent-style-name="Standard" style:list-style-name="L1">
      <style:paragraph-properties fo:margin-top="0cm" fo:margin-bottom="0cm"/>
    </style:style>
    <style:style style:name="P4" style:family="paragraph" style:parent-style-name="Standard" style:master-page-name="Standard">
      <style:paragraph-properties fo:margin-top="0cm" fo:margin-bottom="0cm" style:page-number="auto"/>
    </style:style>
    <style:style style:name="P5" style:family="paragraph" style:parent-style-name="Heading_20_2" style:list-style-name="WWNum9"/>
    <style:style style:name="P6" style:family="paragraph" style:parent-style-name="Header">
      <style:paragraph-properties>
        <style:tab-stops>
          <style:tab-stop style:position="8.412cm"/>
        </style:tab-stops>
      </style:paragraph-properties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list xml:id="list6530916998293533561" text:style-name="WWNum9">
        <text:list-item>
          <text:h text:style-name="P5" text:outline-level="2">INTRO</text:h>
        </text:list-item>
      </text:list>
      <text:p text:style-name="P1"><text:a xlink:type="simple" xlink:href="#how-we-do-it_editions">http://es.bonitasoft.com/productos-servicios#how-we-do-it_editions</text:a></text:p>
      <text:h text:style-name="Heading_20_2" text:outline-level="2"/>
      <text:list xml:id="list33401770" text:continue-numbering="true" text:style-name="WWNum9">
        <text:list-item>
          <text:h text:style-name="P5" text:outline-level="2">Productos</text:h>
        </text:list-item>
      </text:list>
      <text:p text:style-name="P1"><text:a xlink:type="simple" xlink:href="http://es.bonitasoft.com/productos-servicios/descargas">http://es.bonitasoft.com/productos-servicios/descargas</text:a></text:p>
      <text:h text:style-name="Heading_20_2" text:outline-level="2"/>
      <text:list xml:id="list33415759" text:continue-numbering="true" text:style-name="WWNum9">
        <text:list-item>
          <text:h text:style-name="P5" text:outline-level="2">Documentación oficial </text:h>
        </text:list-item>
      </text:list>
      <text:p text:style-name="P1"><text:a xlink:type="simple" xlink:href="http://documentation.bonitasoft.com/">http://documentation.bonitasoft.com/</text:a></text:p>
      <text:p text:style-name="P1"><text:a xlink:type="simple" xlink:href="http://documentation.bonitasoft.com/product-bos-sp/development">http://documentation.bonitasoft.com/product-bos-sp/development</text:a></text:p>
      <text:p text:style-name="P1"/>
      <text:list xml:id="list33410321" text:continue-numbering="true" text:style-name="WWNum9">
        <text:list-item>
          <text:h text:style-name="P5" text:outline-level="2">STUDIO BONITA BMP COMUNITY 6.3.0</text:h>
        </text:list-item>
      </text:list>
      <text:p text:style-name="Standard"><text:a xlink:type="simple" xlink:href="http://documentation.bonitasoft.com/product-bos-sp/process-and-application-design">http://documentation.bonitasoft.com/product-bos-sp/process-and-application-design</text:a></text:p>
      <text:list xml:id="list33397613" text:continue-numbering="true" text:style-name="WWNum9">
        <text:list-item>
          <text:h text:style-name="P5" text:outline-level="2"><text:bookmark text:name="_GoBack"/>JAVADOC</text:h>
        </text:list-item>
      </text:list>
      <text:p text:style-name="P1"><text:a xlink:type="simple" xlink:href="http://documentation.bonitasoft.com/javadoc">http://documentation.bonitasoft.com/javadoc</text:a></text:p>
      <text:p text:style-name="P1"><text:a xlink:type="simple" xlink:href="http://documentation.bonitasoft.com/javadoc/api/6.3/index.html">http://documentation.bonitasoft.com/javadoc/api/6.3/index.html</text:a></text:p>
      <text:h text:style-name="Heading_20_2" text:outline-level="2"/>
      <text:list xml:id="list33395808" text:continue-numbering="true" text:style-name="WWNum9">
        <text:list-item>
          <text:h text:style-name="P5" text:outline-level="2">API REST</text:h>
        </text:list-item>
      </text:list>
      <text:p text:style-name="P1"><text:a xlink:type="simple" xlink:href="http://documentation.bonitasoft.com/web-rest-api-details-0"><text:span text:style-name="T1">http://documentation.bonitasoft.com/web-rest-api-details-0</text:span></text:a></text:p>
      <text:p text:style-name="P2"/>
      <text:list xml:id="list33426852" text:continue-numbering="true" text:style-name="WWNum9">
        <text:list-item>
          <text:h text:style-name="P5" text:outline-level="2">Foro de apoyo de la comunidad </text:h>
        </text:list-item>
      </text:list>
      <text:p text:style-name="P1"><text:a xlink:type="simple" xlink:href="http://community.bonitasoft.com/">http://community.bonitasoft.com/</text:a></text:p>
      <text:h text:style-name="Heading_20_2" text:outline-level="2"/>
      <text:list xml:id="list33424624" text:continue-numbering="true" text:style-name="WWNum9">
        <text:list-item>
          <text:h text:style-name="P5" text:outline-level="2">Librería de procesos</text:h>
        </text:list-item>
      </text:list>
      <text:p text:style-name="P1"><text:a xlink:type="simple" xlink:href="http://www.bonitasoft.com/for-you-to-read/process-library">http://www.bonitasoft.com/for-you-to-read/process-library</text:a></text:p>
      <text:h text:style-name="Heading_20_2" text:outline-level="2"/>
      <text:list xml:id="list33425270" text:continue-numbering="true" text:style-name="WWNum9">
        <text:list-item>
          <text:h text:style-name="P5" text:outline-level="2">Proyectos de ejemplos</text:h>
        </text:list-item>
      </text:list>
      <text:p text:style-name="P1"><text:a xlink:type="simple" xlink:href="http://community.bonitasoft.com/project">http://community.bonitasoft.com/project</text:a></text:p>
      <text:p text:style-name="P1"/>
      <text:list xml:id="list33411489" text:continue-numbering="true" text:style-name="WWNum9">
        <text:list-item>
          <text:h text:style-name="P5" text:outline-level="2">Libros sobre BPM</text:h>
        </text:list-item>
      </text:list>
      <text:p text:style-name="P1"><text:a xlink:type="simple" xlink:href="http://www.bonitasoft.com/resources-v2/bpm-library?type=e-book">http://www.bonitasoft.com/resources-v2/bpm-library?type=e-book</text:a></text:p>
      <text:list xml:id="list4413851687081907314" text:style-name="L1">
        <text:list-header>
          <text:p text:style-name="P3"/>
        </text:list-header>
      </text:list>
      <text:list xml:id="list33398038" text:continue-list="list33411489" text:style-name="WWNum9">
        <text:list-item>
          <text:h text:style-name="P5" text:outline-level="2">videos</text:h>
        </text:list-item>
      </text:list>
      <text:p text:style-name="P1"><text:a xlink:type="simple" xlink:href="http://vimeo.com/bonitasoft/videos">http://vimeo.com/bonitasoft/videos</text:a></text:p>
      <text:p text:style-name="P1"><text:a xlink:type="simple" xlink:href="http://es.bonitasoft.com/recursos/videos">http://es.bonitasoft.com/recursos/videos</text:a></text:p>
      <text:p text:style-name="P1"><text:a xlink:type="simple" xlink:href="http://www.bonitasoft.com/for-you-to-read/videos">http://www.bonitasoft.com/for-you-to-read/videos</text:a></text:p>
      <text:h text:style-name="Heading_20_2" text:outline-level="2"/>
      <text:list xml:id="list33398598" text:continue-numbering="true" text:style-name="WWNum9">
        <text:list-item>
          <text:h text:style-name="P5" text:outline-level="2">Bundle bonita o portal bonita</text:h>
        </text:list-item>
      </text:list>
      <text:p text:style-name="P1"><text:a xlink:type="simple" xlink:href="http://documentation.bonitasoft.com/tomcat-bundle-0">http://documentation.bonitasoft.com/tomcat-bundle-0</text:a></text:p>
      <text:p text:style-name="P1"><text:a xlink:type="simple" xlink:href="http://documentation.bonitasoft.com/database-configuration">http://documentation.bonitasoft.com/database-configuration</text:a></text:p>
      <text:p text:style-name="P1"><text:a xlink:type="simple" xlink:href="http://documentation.bonitasoft.com/first-steps-after-setup">http://documentation.bonitasoft.com/first-steps-after-setu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F"/>
    </style:style>
    <style:style style:name="ListLabel_20_4" style:display-name="ListLabel 4" style:family="text">
      <style:text-properties fo:color="#0563c1" style:text-underline-style="solid" style:text-underline-width="auto" style:text-underline-color="font-color" style:font-name-complex="Calibri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 Light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 Light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 Light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12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NITA DOCUMENTACION</dc:title>
    <meta:initial-creator>Javier Martin Alonso</meta:initial-creator>
    <meta:editing-cycles>10</meta:editing-cycles>
    <meta:creation-date>2014-11-17T11:37:00</meta:creation-date>
    <dc:date>2015-12-01T13:24:38.83</dc:date>
    <meta:editing-duration>PT3M21S</meta:editing-duration>
    <meta:generator>OpenOffice/4.0.1$Win32 OpenOffice.org_project/401m5$Build-9714</meta:generator>
    <meta:document-statistic meta:table-count="0" meta:image-count="0" meta:object-count="0" meta:page-count="1" meta:paragraph-count="31" meta:word-count="63" meta:character-count="11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